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language="ca" fo:country="ES" officeooo:rsid="000299b0" officeooo:paragraph-rsid="000299b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language="ca" fo:country="ES" officeooo:rsid="000299b0" officeooo:paragraph-rsid="000299b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3pt" fo:language="ca" fo:country="ES" style:text-underline-style="none" fo:font-weight="normal" officeooo:rsid="000299b0" officeooo:paragraph-rsid="00030d8e" fo:background-color="transparent" style:font-size-asian="13pt" style:font-weight-asian="normal" style:font-size-complex="13pt" style:font-weight-complex="normal"/>
    </style:style>
    <style:style style:name="T1" style:family="text">
      <style:text-properties officeooo:rsid="00030d8e"/>
    </style:style>
    <style:style style:name="T2" style:family="text">
      <style:text-properties fo:font-variant="normal" fo:text-transform="none" fo:color="#666666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666666" style:font-name="Open Sans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666666" fo:letter-spacing="normal"/>
    </style:style>
    <style:style style:name="T5" style:family="text">
      <style:text-properties fo:font-variant="normal" fo:text-transform="none" fo:color="#666666" fo:letter-spacing="normal" fo:font-style="normal"/>
    </style:style>
    <style:style style:name="T6" style:family="text">
      <style:text-properties fo:font-variant="normal" fo:text-transform="none" fo:color="#666666" fo:letter-spacing="normal" fo:font-style="normal" fo:font-weight="normal"/>
    </style:style>
    <style:style style:name="T7" style:family="text">
      <style:text-properties fo:font-variant="normal" fo:text-transform="none" fo:color="#666666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6666" fo:letter-spacing="normal" fo:font-style="normal" loext:padding="0cm" loext:border="none"/>
    </style:style>
    <style:style style:name="T9" style:family="text">
      <style:text-properties fo:font-variant="normal" fo:text-transform="none" fo:color="#666666" fo:font-size="12pt" fo:letter-spacing="normal" fo:font-style="normal" fo:font-weight="normal"/>
    </style:style>
    <style:style style:name="T10" style:family="text">
      <style:text-properties fo:font-variant="normal" fo:text-transform="none" fo:color="#666666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loext:padding="0cm" loext:border="none"/>
    </style:style>
    <style:style style:name="T14" style:family="text">
      <style:text-properties fo:font-variant="normal" fo:text-transform="none" fo:letter-spacing="normal" officeooo:rsid="00030d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’Usuari</text:p>
      <text:p text:style-name="P1"/>
      <text:p text:style-name="P3"><text:span text:style-name="T12">La primera pàgina que veus és el mapa </text:span><text:span text:style-name="T13">clickable</text:span><text:span text:style-name="T12">, on pot moure't per totes les comarques de Catalunya. Just al costat del botó del mapa, tens un botó que posa ''Llistat''. Aquest botó et porta a veure un taula amb molta més informació sobre les 42 comarques de Catalunya.</text:span></text:p>
      <text:p text:style-name="P3"><text:line-break/><text:span text:style-name="T12">La següent pestanya de</text:span><text:span text:style-name="T13">l header </text:span><text:span text:style-name="T12">ens porta al test, aquest apartat tens com a primera plana un test que si l'aplicació detecta que pots ser un possible cas de Covid—19 l'aplicació treu un missatge dient que pots ser un possible infectat i el puja a una taula on reuneix tots els possibles casos detectats per la nostra aplicació.</text:span></text:p>
      <text:p text:style-name="P3"><text:span text:style-name="T12">Aquesta </text:span><text:span text:style-name="T13">es </text:span><text:span text:style-name="T12">la segona part d'aquesta pestanya. Quan acabes de fer el test la pestanya et porta a una taula novament amb les 42 comarques, però ara la informació que registra són els casos que la nostra aplicació ha agafat.</text:span></text:p>
      <text:p text:style-name="P3"><text:line-break/><text:span text:style-name="T12">La tercera pestanya de</text:span><text:span text:style-name="T13">l header es </text:span><text:span text:style-name="T12">la de ''Informació'', aquesta pestanya et porta a un munt d'informació sobre </text:span><text:span text:style-name="T13">el Covid-19</text:span><text:span text:style-name="T12">, possibles símptomes, tots els horaris i diferencies entre les fases, números de contacte...</text:span></text:p>
      <text:p text:style-name="P3"><text:line-break/><text:span text:style-name="T12">I per últim, la nostra aplicació té un fòrum on pots parlar sobre el tema amb els usuaris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7:04:42.593000000</meta:creation-date>
    <dc:date>2020-05-28T17:19:07.430000000</dc:date>
    <meta:editing-duration>PT3M33S</meta:editing-duration>
    <meta:editing-cycles>1</meta:editing-cycles>
    <meta:document-statistic meta:table-count="0" meta:image-count="0" meta:object-count="0" meta:page-count="1" meta:paragraph-count="6" meta:word-count="201" meta:character-count="1142" meta:non-whitespace-character-count="944"/>
    <meta:generator>LibreOffice/6.4.3.2$Windows_X86_64 LibreOffice_project/747b5d0ebf89f41c860ec2a39efd7cb15b54f2d8</meta:generator>
  </office:meta>
</office:document-meta>
</file>